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paragraph-rsid="00198daa" fo:hyphenate="true" fo:hyphenation-remain-char-count="2" fo:hyphenation-push-char-count="2" loext:hyphenation-no-caps="false"/>
    </style:style>
    <style:style style:name="P3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fo:font-weight="bold" style:font-weight-asian="bold" style:font-weight-complex="bold" fo:hyphenate="true" fo:hyphenation-remain-char-count="2" fo:hyphenation-push-char-count="2" loext:hyphenation-no-caps="false"/>
    </style:style>
    <style:style style:name="P4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 loext:hyphenation-no-caps="false"/>
    </style:style>
    <style:style style:name="P5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 loext:hyphenation-no-caps="false"/>
    </style:style>
    <style:style style:name="P6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 loext:hyphenation-no-caps="false"/>
    </style:style>
    <style:style style:name="P7" style:family="paragraph" style:parent-style-name="Text_20_body" style:master-page-name="">
      <style:paragraph-properties fo:margin-top="0in" fo:margin-bottom="0in" style:contextual-spacing="false" fo:line-height="100%" fo:text-align="justify" style:justify-single-word="false" fo:hyphenation-ladder-count="no-limit" style:page-number="auto"/>
      <style:text-properties style:font-name="Lato" fo:font-weight="bold" style:font-weight-asian="bold" style:font-weight-complex="bold" fo:hyphenate="true" fo:hyphenation-remain-char-count="2" fo:hyphenation-push-char-count="2" loext:hyphenation-no-caps="false"/>
    </style:style>
    <style:style style:name="P8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3f755" officeooo:paragraph-rsid="0023f755" fo:hyphenate="true" fo:hyphenation-remain-char-count="2" fo:hyphenation-push-char-count="2" loext:hyphenation-no-caps="false"/>
    </style:style>
    <style:style style:name="P9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50869" officeooo:paragraph-rsid="00250869" fo:hyphenate="true" fo:hyphenation-remain-char-count="2" fo:hyphenation-push-char-count="2" loext:hyphenation-no-caps="false"/>
    </style:style>
    <style:style style:name="P10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c0a8c" officeooo:paragraph-rsid="002c0a8c" fo:hyphenate="true" fo:hyphenation-remain-char-count="2" fo:hyphenation-push-char-count="2" loext:hyphenation-no-caps="false"/>
    </style:style>
    <style:style style:name="P11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hyphenation-ladder-count="no-limit"/>
      <style:text-properties style:font-name="Lato" officeooo:rsid="00259d69" officeooo:paragraph-rsid="00259d69" fo:hyphenate="true" fo:hyphenation-remain-char-count="2" fo:hyphenation-push-char-count="2" loext:hyphenation-no-caps="false"/>
    </style:style>
    <style:style style:name="P12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officeooo:paragraph-rsid="002eb73e" fo:hyphenate="true" fo:hyphenation-remain-char-count="2" fo:hyphenation-push-char-count="2" loext:hyphenation-no-caps="false"/>
    </style:style>
    <style:style style:name="P13" style:family="paragraph" style:parent-style-name="Text_20_body">
      <style:paragraph-properties fo:margin-top="0in" fo:margin-bottom="0in" style:contextual-spacing="false" fo:line-height="100%" fo:text-align="justify" style:justify-single-word="false" fo:hyphenation-ladder-count="no-limit"/>
      <style:text-properties officeooo:rsid="004bc465" officeooo:paragraph-rsid="004bc465" fo:hyphenate="true" fo:hyphenation-remain-char-count="2" fo:hyphenation-push-char-count="2" loext:hyphenation-no-caps="false"/>
    </style:style>
    <style:style style:name="P14" style:family="paragraph" style:parent-style-name="Text_20_body">
      <style:paragraph-properties fo:margin-top="0in" fo:margin-bottom="0in" style:contextual-spacing="false" fo:line-height="100%" fo:text-align="center" style:justify-single-word="false" fo:hyphenation-ladder-count="no-limit"/>
      <style:text-properties officeooo:rsid="004bc465" officeooo:paragraph-rsid="004bc465" fo:hyphenate="true" fo:hyphenation-remain-char-count="2" fo:hyphenation-push-char-count="2" loext:hyphenation-no-caps="false"/>
    </style:style>
    <style:style style:name="P15" style:family="paragraph" style:parent-style-name="Text_20_body">
      <style:paragraph-properties fo:margin-top="0in" fo:margin-bottom="0in" style:contextual-spacing="false" fo:line-height="100%" fo:text-align="start" style:justify-single-word="false" fo:hyphenation-ladder-count="no-limit"/>
      <style:text-properties officeooo:rsid="004bc465" officeooo:paragraph-rsid="004bc465" fo:hyphenate="true" fo:hyphenation-remain-char-count="2" fo:hyphenation-push-char-count="2" loext:hyphenation-no-caps="false"/>
    </style:style>
    <style:style style:name="T1" style:family="text">
      <style:text-properties officeooo:rsid="00198daa"/>
    </style:style>
    <style:style style:name="T2" style:family="text">
      <style:text-properties officeooo:rsid="001d66fa"/>
    </style:style>
    <style:style style:name="T3" style:family="text">
      <style:text-properties officeooo:rsid="00214e2a"/>
    </style:style>
    <style:style style:name="T4" style:family="text">
      <style:text-properties style:font-name="Lato"/>
    </style:style>
    <style:style style:name="T5" style:family="text">
      <style:text-properties style:font-name="Lato" officeooo:rsid="002ca1dd"/>
    </style:style>
    <style:style style:name="T6" style:family="text">
      <style:text-properties style:font-name="Lato" officeooo:rsid="00259d69"/>
    </style:style>
    <style:style style:name="T7" style:family="text">
      <style:text-properties style:font-name="Lato" officeooo:rsid="00383df5"/>
    </style:style>
    <style:style style:name="T8" style:family="text">
      <style:text-properties style:font-name="Lato" officeooo:rsid="0039598d"/>
    </style:style>
    <style:style style:name="T9" style:family="text">
      <style:text-properties style:font-name="Lato" officeooo:rsid="003a882f"/>
    </style:style>
    <style:style style:name="T10" style:family="text">
      <style:text-properties style:font-name="Lato" officeooo:rsid="003ae395"/>
    </style:style>
    <style:style style:name="T11" style:family="text">
      <style:text-properties style:font-name="Lato" officeooo:rsid="0049d61d"/>
    </style:style>
    <style:style style:name="T12" style:family="text">
      <style:text-properties officeooo:rsid="00316b0e"/>
    </style:style>
    <style:style style:name="T13" style:family="text">
      <style:text-properties officeooo:rsid="00335e11"/>
    </style:style>
    <style:style style:name="T14" style:family="text">
      <style:text-properties officeooo:rsid="00338593"/>
    </style:style>
    <style:style style:name="T15" style:family="text">
      <style:text-properties officeooo:rsid="00353b01"/>
    </style:style>
    <style:style style:name="T16" style:family="text">
      <style:text-properties officeooo:rsid="003dc871"/>
    </style:style>
    <style:style style:name="T17" style:family="text">
      <style:text-properties officeooo:rsid="003e7f9a"/>
    </style:style>
    <style:style style:name="T18" style:family="text">
      <style:text-properties officeooo:rsid="004046ec"/>
    </style:style>
    <style:style style:name="T19" style:family="text">
      <style:text-properties officeooo:rsid="0041780a"/>
    </style:style>
    <style:style style:name="T20" style:family="text">
      <style:text-properties officeooo:rsid="00434996"/>
    </style:style>
    <style:style style:name="T21" style:family="text">
      <style:text-properties officeooo:rsid="0044e3cb"/>
    </style:style>
    <style:style style:name="T22" style:family="text">
      <style:text-properties officeooo:rsid="0046bd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rom:<text:tab/><text:tab/><text:span text:style-name="T2">Dr. </text:span>Timothy Leung</text:p>
      <text:p text:style-name="P3">To:<text:tab/><text:tab/><text:span text:style-name="T17">All </text:span>AP Physics <text:span text:style-name="T16">C </text:span><text:span text:style-name="T17">S</text:span>tudents</text:p>
      <text:p text:style-name="P3">Subject:<text:tab/>Notice for <text:span text:style-name="T2">Practice AP </text:span><text:span text:style-name="T21">Physics </text:span><text:span text:style-name="T2">C: Mechanics Exam</text:span></text:p>
      <text:p text:style-name="P1"/>
      <text:p text:style-name="P2"><text:span text:style-name="T1">There will be no new material after Topic </text:span><text:span text:style-name="T12">9</text:span><text:span text:style-name="T1"> (gravity and planetary motion). Instead, “Topic </text:span><text:span text:style-name="T20">10</text:span><text:span text:style-name="T1">” is </text:span><text:s/>a <text:span text:style-name="T2">practice</text:span> AP Physics C: Mechanics exam. The exam <text:span text:style-name="T2">is 10</text:span><text:span text:style-name="T22">5</text:span> minute<text:span text:style-name="T22">s</text:span> long, with <text:span text:style-name="T2">45</text:span> minutes of multiple-choice questions <text:span text:style-name="T1">(35 questions), a 1</text:span><text:span text:style-name="T22">5</text:span><text:span text:style-name="T1">-minute break,</text:span> <text:span text:style-name="T3">and </text:span>45 minutes of free-response questions <text:span text:style-name="T1">(3 questions)</text:span>.</text:p>
      <text:p text:style-name="P2"/>
      <text:p text:style-name="P4">Like the actual AP Exam: </text:p>
      <text:list xml:id="list2899259629" text:style-name="L1">
        <text:list-item>
          <text:p text:style-name="P8"><text:span text:style-name="T18">Basic </text:span><text:span text:style-name="T19">s</text:span><text:span text:style-name="T13">cientific c</text:span>alculators are allowed, <text:span text:style-name="T13">but graphing calculators are not</text:span></text:p>
        </text:list-item>
        <text:list-item>
          <text:p text:style-name="P8">Equation sheet will be given to you. <text:span text:style-name="T14">In the multiple-choice section, you are only allowed the physical constants, while for </text:span><text:span text:style-name="T15">the free-response questions, you will be allowed full equations</text:span></text:p>
        </text:list-item>
        <text:list-item>
          <text:p text:style-name="P9">No other aids are permitted</text:p>
        </text:list-item>
        <text:list-item>
          <text:p text:style-name="P10">You will not be penalized for wrong answers</text:p>
        </text:list-item>
      </text:list>
      <text:p text:style-name="P5"/>
      <text:p text:style-name="P6">Unlike the actual AP Exam:</text:p>
      <text:list xml:id="list2640228178" text:style-name="L2">
        <text:list-item>
          <text:p text:style-name="P11">We will use a low-tech answer sheet instead of the bubble sheet for answers.</text:p>
        </text:list-item>
      </text:list>
      <text:p text:style-name="P6"/>
      <text:p text:style-name="P12"><text:span text:style-name="T9">Historically</text:span><text:span text:style-name="T5">, </text:span><text:span text:style-name="T7">the mark </text:span><text:span text:style-name="T5">to obtain a </text:span><text:span text:style-name="T7">score of </text:span><text:span text:style-name="T5">“5” in </text:span><text:span text:style-name="T9">a Physics </text:span><text:span text:style-name="T5">AP </text:span><text:span text:style-name="T9">C </text:span><text:span text:style-name="T5">exam is approximately </text:span><text:span text:style-name="T11">7</text:span><text:span text:style-name="T5">0%, so do n</text:span><text:span text:style-name="T8">o</text:span><text:span text:style-name="T5">t be surprise by the </text:span><text:span text:style-name="T10">(possibly low) </text:span><text:span text:style-name="T5">marks. Instead, do the best that you can. Some questions are much easier than others. </text:span><text:span text:style-name="T6">The practice exam will be marked and returned to you at the next class. </text:span></text:p>
      <text:p text:style-name="P12"><text:span text:style-name="T6"/></text:p>
      <text:p text:style-name="P13"><text:span text:style-name="T6">A</text:span><text:span text:style-name="T4">dditionally, homework take-up videos can be found under this link:</text:span></text:p>
      <text:p text:style-name="P13"><text:span text:style-name="T4"/></text:p>
      <text:p text:style-name="P14"><text:a xlink:type="simple" xlink:href="https://ossfiles.ca/index.php/s/c5yMS6cwMMsR5o2" text:style-name="Internet_20_link" text:visited-style-name="Visited_20_Internet_20_Link"><text:span text:style-name="T4">https://ossfiles.ca/index.php/s/c5yMS6cwMMsR5o2</text:span></text:a></text:p>
      <text:p text:style-name="P14"><text:span text:style-name="T4"/></text:p>
      <text:p text:style-name="P15"><text:span text:style-name="T4">The first videos posted there are the homework are the free-response questions for gravity and planetary mo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6T13:33:04.130618321</meta:creation-date>
    <dc:date>2021-04-03T08:37:19.694250935</dc:date>
    <meta:editing-duration>PT28M22S</meta:editing-duration>
    <meta:editing-cycles>46</meta:editing-cycles>
    <meta:generator>LibreOffice/7.1.2.2$Linux_X86_64 LibreOffice_project/10$Build-2</meta:generator>
    <meta:document-statistic meta:table-count="0" meta:image-count="0" meta:object-count="0" meta:page-count="1" meta:paragraph-count="15" meta:word-count="233" meta:character-count="1401" meta:non-whitespace-character-count="1183"/>
  </office:meta>
</office:document-meta>
</file>